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1.692cm"/>
    </style:style>
    <style:style style:name="gr2" style:family="graphic" style:parent-style-name="standard">
      <style:graphic-properties svg:stroke-color="#00a933" draw:fill-color="#81d41a" draw:textarea-horizontal-align="justify" draw:textarea-vertical-align="middle" draw:auto-grow-height="false" fo:min-height="1.942cm" fo:min-width="1.692cm"/>
    </style:style>
    <style:style style:name="gr3" style:family="graphic" style:parent-style-name="standard">
      <style:graphic-properties svg:stroke-color="#ff4000" draw:fill-color="#ff0000" draw:textarea-horizontal-align="justify" draw:textarea-vertical-align="middle" draw:auto-grow-height="false" fo:min-height="1.942cm" fo:min-width="1.692cm"/>
    </style:style>
    <style:style style:name="gr4" style:family="graphic" style:parent-style-name="objectwithoutfill">
      <style:graphic-properties draw:stroke="solid" draw:stroke-dash="Fine_20_Dashed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1cm" svg:height="3.1cm" svg:x="8.8cm" svg:y="4.3cm">
          <text:p text:style-name="P1">Outlo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1cm" svg:height="3.1cm" svg:x="8.8cm" svg:y="10.965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1cm" svg:height="3.1cm" svg:x="14.3cm" svg:y="10.8cm">
          <text:p text:style-name="P1">Win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1cm" svg:height="3.1cm" svg:x="3.5cm" svg:y="10.9cm">
          <text:p text:style-name="P1">Humid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3.1cm" svg:height="3.1cm" svg:x="16.7cm" svg:y="18.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3.1cm" svg:height="3.1cm" svg:x="11.7cm" svg:y="18.8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1cm" svg:height="3.1cm" svg:x="6.1cm" svg:y="18.8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3.1cm" svg:height="3.1cm" svg:x="1.1cm" svg:y="18.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35cm" svg:y1="7.4cm" svg:x2="5.05cm" svg:y2="10.9cm" draw:start-shape="id1" draw:start-glue-point="8" draw:end-shape="id2" draw:end-glue-point="4" svg:d="M10350 7400l-5300 3500" svg:viewBox="0 0 5301 3501">
          <text:p/>
        </draw:connector>
        <draw:connector draw:style-name="gr5" draw:text-style-name="P4" draw:layer="layout" draw:type="line" svg:x1="10.35cm" svg:y1="7.4cm" svg:x2="15.85cm" svg:y2="10.8cm" draw:start-shape="id1" draw:start-glue-point="8" draw:end-shape="id3" draw:end-glue-point="4" svg:d="M10350 7400l5500 3400" svg:viewBox="0 0 5501 3401">
          <text:p/>
        </draw:connector>
        <draw:connector draw:style-name="gr5" draw:text-style-name="P4" draw:layer="layout" draw:type="line" svg:x1="10.35cm" svg:y1="7.4cm" svg:x2="10.35cm" svg:y2="10.965cm" draw:start-shape="id1" draw:start-glue-point="8" draw:end-shape="id4" draw:end-glue-point="4" svg:d="M10350 7400v3565" svg:viewBox="0 0 1 3566">
          <text:p/>
        </draw:connector>
        <draw:connector draw:style-name="gr5" draw:text-style-name="P4" draw:layer="layout" draw:type="line" svg:x1="5.05cm" svg:y1="14cm" svg:x2="2.65cm" svg:y2="18.7cm" draw:start-shape="id2" draw:start-glue-point="8" draw:end-shape="id5" draw:end-glue-point="4" svg:d="M5050 14000l-2400 4700" svg:viewBox="0 0 2401 4701">
          <text:p/>
        </draw:connector>
        <draw:connector draw:style-name="gr5" draw:text-style-name="P4" draw:layer="layout" draw:type="line" svg:x1="7.65cm" svg:y1="18.8cm" svg:x2="5.05cm" svg:y2="14cm" draw:start-shape="id6" draw:start-glue-point="4" draw:end-shape="id2" draw:end-glue-point="8" svg:d="M7650 18800l-2600-4800" svg:viewBox="0 0 2601 4801">
          <text:p/>
        </draw:connector>
        <draw:connector draw:style-name="gr5" draw:text-style-name="P4" draw:layer="layout" draw:type="line" svg:x1="15.85cm" svg:y1="13.9cm" svg:x2="13.25cm" svg:y2="18.8cm" draw:start-shape="id3" draw:start-glue-point="8" draw:end-shape="id7" draw:end-glue-point="4" svg:d="M15850 13900l-2600 4900" svg:viewBox="0 0 2601 4901">
          <text:p/>
        </draw:connector>
        <draw:connector draw:style-name="gr5" draw:text-style-name="P4" draw:layer="layout" draw:type="line" svg:x1="15.85cm" svg:y1="13.9cm" svg:x2="18.25cm" svg:y2="18.8cm" draw:start-shape="id3" draw:start-glue-point="8" draw:end-shape="id8" draw:end-glue-point="4" svg:d="M15850 13900l2400 4900" svg:viewBox="0 0 2401 4901">
          <text:p/>
        </draw:connector>
        <draw:frame draw:style-name="gr6" draw:text-style-name="P5" draw:layer="layout" svg:width="2.7cm" svg:height="0.962cm" draw:transform="rotate (0.579972910437716) translate (5.714cm 9.18cm)">
          <draw:text-box>
            <text:p>Sunny</text:p>
          </draw:text-box>
        </draw:frame>
        <draw:frame draw:style-name="gr7" draw:text-style-name="P5" draw:layer="layout" svg:width="3.2cm" svg:height="1.1cm" draw:transform="rotate (-1.55247036964896) translate (11.3cm 7.9cm)">
          <draw:text-box>
            <text:p>Overcast</text:p>
          </draw:text-box>
        </draw:frame>
        <draw:frame draw:style-name="gr7" draw:text-style-name="P5" draw:layer="layout" svg:width="1.9cm" svg:height="1.1cm" draw:transform="rotate (-0.532150888933071) translate (13.058cm 7.9cm)">
          <draw:text-box>
            <text:p>Rain</text:p>
          </draw:text-box>
        </draw:frame>
        <draw:frame draw:style-name="gr6" draw:text-style-name="P5" draw:layer="layout" svg:width="2.7cm" svg:height="0.962cm" draw:transform="rotate (1.06814150222053) translate (2.3cm 17.266cm)">
          <draw:text-box>
            <text:p>High</text:p>
          </draw:text-box>
        </draw:frame>
        <draw:frame draw:style-name="gr8" draw:text-style-name="P5" draw:layer="layout" svg:width="2.799cm" svg:height="0.962cm" draw:transform="rotate (-1.0477211499722) translate (6.833cm 15.5cm)">
          <draw:text-box>
            <text:p>Normal</text:p>
          </draw:text-box>
        </draw:frame>
        <draw:frame draw:style-name="gr6" draw:text-style-name="P5" draw:layer="layout" svg:width="2.7cm" svg:height="0.962cm" draw:transform="rotate (1.06814150222053) translate (13.056cm 17.066cm)">
          <draw:text-box>
            <text:p>true</text:p>
          </draw:text-box>
        </draw:frame>
        <draw:frame draw:style-name="gr9" draw:text-style-name="P5" draw:layer="layout" svg:width="2.018cm" svg:height="0.962cm" draw:transform="rotate (-1.05801859255896) translate (17.638cm 15.6cm)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6:03:53.944428571</meta:creation-date>
    <dc:date>2018-10-27T16:32:04.790310226</dc:date>
    <meta:editing-duration>PT7M17S</meta:editing-duration>
    <meta:editing-cycles>2</meta:editing-cycles>
    <meta:generator>LibreOffice/6.1.2.1$Linux_X86_64 LibreOffice_project/10$Build-1</meta:generator>
    <meta:document-statistic meta:object-count="22"/>
  </office:meta>
</office:document-meta>
</file>